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97c6a" officeooo:paragraph-rsid="00097c6a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0af46a" officeooo:paragraph-rsid="000af46a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0d7af6" officeooo:paragraph-rsid="000d7af6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0992c" officeooo:paragraph-rsid="001eca7c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d7af6" officeooo:paragraph-rsid="000d7af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874a8" officeooo:paragraph-rsid="002874a8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style:text-underline-style="none" fo:font-weight="bold" officeooo:rsid="002874a8" officeooo:paragraph-rsid="002874a8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font-weight="bold" officeooo:paragraph-rsid="00102f65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style:text-underline-style="none" fo:font-weight="bold" officeooo:rsid="002874a8" officeooo:paragraph-rsid="002874a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style:text-underline-style="none" officeooo:paragraph-rsid="000a1bcf" style:font-size-asian="14pt" style:font-size-complex="14pt"/>
    </style:style>
    <style:style style:name="P11" style:family="paragraph" style:parent-style-name="Standard">
      <style:text-properties fo:color="#000000" style:font-name="Liberation Serif" officeooo:rsid="00042b7c" officeooo:paragraph-rsid="00042b7c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Liberation Serif" officeooo:rsid="00042b7c" officeooo:paragraph-rsid="00042b7c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Liberation Serif" fo:font-size="18pt" style:text-underline-style="solid" style:text-underline-width="auto" style:text-underline-color="font-color" fo:font-weight="bold" officeooo:rsid="00097c6a" officeooo:paragraph-rsid="00097c6a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Liberation Serif" fo:font-size="16pt" style:text-underline-style="solid" style:text-underline-width="auto" style:text-underline-color="font-color" fo:font-weight="bold" officeooo:rsid="00097c6a" officeooo:paragraph-rsid="00097c6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Liberation Serif" fo:font-size="16pt" style:text-underline-style="solid" style:text-underline-width="auto" style:text-underline-color="font-color" fo:font-weight="bold" officeooo:rsid="002874a8" officeooo:paragraph-rsid="002874a8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Liberation Serif" style:text-underline-style="none" fo:font-weight="bold" officeooo:paragraph-rsid="000af46a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Liberation Serif" officeooo:rsid="00102f65" officeooo:paragraph-rsid="00102f65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Liberation Serif" officeooo:paragraph-rsid="000e30c3"/>
    </style:style>
    <style:style style:name="P19" style:family="paragraph" style:parent-style-name="Standard">
      <style:text-properties fo:color="#000000" style:font-name="Liberation Serif" officeooo:rsid="0025a501" officeooo:paragraph-rsid="0025a501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0a1bcf"/>
    </style:style>
    <style:style style:name="P2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0992c" officeooo:paragraph-rsid="001eca7c"/>
    </style:style>
    <style:style style:name="P2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0992c" officeooo:paragraph-rsid="001eca7c" style:font-weight-asian="bold" style:font-weight-complex="bold"/>
    </style:style>
    <style:style style:name="P2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0992c" officeooo:paragraph-rsid="001eca7c" style:font-weight-asian="normal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fo:font-variant="normal" fo:text-transform="none" fo:color="#313030" style:font-name="Akzidenz" fo:font-size="12pt" fo:letter-spacing="normal" fo:font-style="normal" fo:font-weight="bold" officeooo:rsid="0010992c" officeooo:paragraph-rsid="001eca7c"/>
    </style:style>
    <style:style style:name="P25" style:family="paragraph" style:parent-style-name="Text_20_body">
      <style:paragraph-properties fo:line-height="150%" fo:text-align="justify" style:justify-single-word="false"/>
      <style:text-properties fo:font-variant="normal" fo:text-transform="none" fo:color="#313030" style:font-name="Akzidenz" fo:font-size="12pt" fo:letter-spacing="normal" fo:font-style="normal" fo:font-weight="bold" officeooo:rsid="0010992c" officeooo:paragraph-rsid="003e1107"/>
    </style:style>
    <style:style style:name="P26" style:family="paragraph" style:parent-style-name="Text_20_body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04cf2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160e1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104f0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4bc5f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color="#000000" style:font-name="Liberation Serif" officeooo:rsid="001b4a01" officeooo:paragraph-rsid="002160e1"/>
    </style:style>
    <style:style style:name="P31" style:family="paragraph" style:parent-style-name="Text_20_body">
      <style:paragraph-properties fo:line-height="150%" fo:text-align="justify" style:justify-single-word="false"/>
      <style:text-properties fo:color="#000000" style:font-name="Liberation Serif" fo:font-size="14pt" style:text-underline-style="none" fo:font-weight="bold" officeooo:rsid="0011d3c1" officeooo:paragraph-rsid="003e1107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fo:color="#000000" style:text-underline-style="none" fo:font-weight="bold" officeooo:rsid="0014d7ab" officeooo:paragraph-rsid="003e1107" style:font-weight-asian="bold" style:font-weight-complex="bold"/>
    </style:style>
    <style:style style:name="P33" style:family="paragraph" style:parent-style-name="Text_20_body">
      <style:text-properties fo:color="#000000" style:text-underline-style="none" fo:font-weight="bold" officeooo:rsid="001b4a01" officeooo:paragraph-rsid="001b4a01" style:font-weight-asian="bold" style:font-weight-complex="bold"/>
    </style:style>
    <style:style style:name="P34" style:family="paragraph" style:parent-style-name="Text_20_body">
      <style:text-properties fo:color="#000000" style:text-underline-style="none" fo:font-weight="bold" officeooo:rsid="001b4a01" officeooo:paragraph-rsid="001b7072" style:font-weight-asian="bold" style:font-weight-complex="bold"/>
    </style:style>
    <style:style style:name="P35" style:family="paragraph" style:parent-style-name="Text_20_body">
      <style:text-properties fo:color="#000000" style:text-underline-style="none" fo:font-weight="bold" officeooo:rsid="001b4a01" officeooo:paragraph-rsid="001c4a1c" style:font-weight-asian="bold" style:font-weight-complex="bold"/>
    </style:style>
    <style:style style:name="P36" style:family="paragraph" style:parent-style-name="Text_20_body">
      <style:text-properties fo:color="#000000" style:text-underline-style="none" fo:font-weight="bold" officeooo:rsid="001b4a01" officeooo:paragraph-rsid="001e445c" style:font-weight-asian="bold" style:font-weight-complex="bold"/>
    </style:style>
    <style:style style:name="P37" style:family="paragraph" style:parent-style-name="Text_20_body">
      <style:text-properties fo:color="#000000" style:text-underline-style="none" fo:font-weight="bold" officeooo:rsid="001b4a01" officeooo:paragraph-rsid="001eca7c" style:font-weight-asian="bold" style:font-weight-complex="bold"/>
    </style:style>
    <style:style style:name="P38" style:family="paragraph" style:parent-style-name="Text_20_body">
      <style:text-properties fo:color="#000000" fo:font-size="16pt" style:text-underline-style="solid" style:text-underline-width="auto" style:text-underline-color="font-color" fo:font-weight="bold" officeooo:rsid="0017e377" officeooo:paragraph-rsid="0017e37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00a1bcf"/>
    </style:style>
    <style:style style:name="P40" style:family="paragraph" style:parent-style-name="Text_20_body">
      <style:paragraph-properties fo:line-height="150%" fo:text-align="justify" style:justify-single-word="false"/>
      <style:text-properties officeooo:paragraph-rsid="00204cf2"/>
    </style:style>
    <style:style style:name="P41" style:family="paragraph" style:parent-style-name="Text_20_body">
      <style:paragraph-properties fo:line-height="150%" fo:text-align="justify" style:justify-single-word="false"/>
      <style:text-properties officeooo:paragraph-rsid="002160e1"/>
    </style:style>
    <style:style style:name="P42" style:family="paragraph" style:parent-style-name="Text_20_body">
      <style:paragraph-properties fo:line-height="150%" fo:text-align="justify" style:justify-single-word="false"/>
      <style:text-properties officeooo:paragraph-rsid="001f2af8"/>
    </style:style>
    <style:style style:name="P43" style:family="paragraph" style:parent-style-name="Text_20_body">
      <style:paragraph-properties fo:line-height="150%" fo:text-align="justify" style:justify-single-word="false"/>
      <style:text-properties officeooo:paragraph-rsid="003e1107"/>
    </style:style>
    <style:style style:name="P44" style:family="paragraph" style:parent-style-name="Heading_20_4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042b7c" officeooo:paragraph-rsid="001eca7c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fo:color="#000000" style:font-name="Liberation Serif" fo:font-size="12pt" style:text-underline-style="none" fo:font-weight="bold" officeooo:rsid="002874a8" officeooo:paragraph-rsid="002874a8" style:font-size-asian="12pt" style:font-weight-asian="bold" style:font-size-complex="12pt" style:font-weight-complex="bold"/>
    </style:style>
    <style:style style:name="P46" style:family="paragraph" style:parent-style-name="Standard" style:list-style-name="L2">
      <style:paragraph-properties fo:line-height="150%" fo:text-align="justify" style:justify-single-word="false"/>
      <style:text-properties fo:color="#000000" style:font-name="Liberation Serif" fo:font-size="12pt" style:text-underline-style="none" fo:font-weight="bold" officeooo:rsid="002874a8" officeooo:paragraph-rsid="002874a8" style:font-size-asian="12pt" style:font-weight-asian="bold" style:font-size-complex="12pt" style:font-weight-complex="bold"/>
    </style:style>
    <style:style style:name="P47" style:family="paragraph" style:parent-style-name="Standard" style:list-style-name="L3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874a8" officeooo:paragraph-rsid="002874a8" style:font-size-asian="12pt" style:font-weight-asian="bold" style:font-size-complex="12pt" style:font-weight-complex="bold"/>
    </style:style>
    <style:style style:name="P48" style:family="paragraph" style:parent-style-name="Standard" style:list-style-name="L7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0d7af6" officeooo:paragraph-rsid="000d7af6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 style:list-style-name="L8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0d7af6" officeooo:paragraph-rsid="000d7af6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1d3c1" officeooo:paragraph-rsid="00042b7c" style:font-weight-asian="bold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1d3c1" officeooo:paragraph-rsid="00308305" style:font-weight-asian="bold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a1bcf"/>
    </style:style>
    <style:style style:name="P5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d7af6" officeooo:paragraph-rsid="000d7af6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e30c3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02f65" style:font-size-asian="14pt" style:font-weight-asian="bold" style:font-size-complex="14pt" style:font-weight-complex="bold"/>
    </style:style>
    <style:style style:name="P56" style:family="paragraph" style:parent-style-name="Standard" style:list-style-name="L4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paragraph-rsid="000a1bcf" style:font-weight-asian="bold" style:font-weight-complex="bold"/>
    </style:style>
    <style:style style:name="P57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d7af6" officeooo:paragraph-rsid="000d7af6" style:font-size-asian="12pt" style:font-weight-asian="bold" style:font-size-complex="12pt" style:font-weight-complex="bold"/>
    </style:style>
    <style:style style:name="P58" style:family="paragraph" style:parent-style-name="Standard" style:list-style-name="L9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paragraph-rsid="000e30c3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paragraph-rsid="000e30c3" style:font-size-asian="12pt" style:font-weight-asian="bold" style:font-size-complex="12pt" style:font-weight-complex="bold"/>
    </style:style>
    <style:style style:name="P60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paragraph-rsid="00102f65" style:font-size-asian="12pt" style:font-weight-asian="bold" style:font-size-complex="12pt" style:font-weight-complex="bold"/>
    </style:style>
    <style:style style:name="P61" style:family="paragraph" style:parent-style-name="Text_20_body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1b4a01" officeooo:paragraph-rsid="001b4a01" style:font-size-asian="14pt" style:font-weight-asian="bold" style:font-size-complex="14pt" style:font-weight-complex="bold"/>
    </style:style>
    <style:style style:name="P6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e1107" officeooo:paragraph-rsid="003e1107" style:font-size-asian="14pt" style:font-weight-asian="bold" style:font-size-complex="14pt" style:font-weight-complex="bold"/>
    </style:style>
    <style:style style:name="P63" style:family="paragraph" style:parent-style-name="Text_20_body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b4a01" officeooo:paragraph-rsid="001b4a01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13223" officeooo:paragraph-rsid="00413223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1d3c1" officeooo:paragraph-rsid="001f2af8"/>
    </style:style>
    <style:style style:name="P6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0992c" officeooo:paragraph-rsid="003e1107"/>
    </style:style>
    <style:style style:name="P6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4d7ab" officeooo:paragraph-rsid="003e1107" style:font-weight-asian="normal" style:font-weight-complex="normal"/>
    </style:style>
    <style:style style:name="P6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4d7ab" officeooo:paragraph-rsid="003e1107"/>
    </style:style>
    <style:style style:name="P69" style:family="paragraph" style:parent-style-name="Text_20_body" style:list-style-name="L14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0992c" officeooo:paragraph-rsid="001eca7c"/>
    </style:style>
    <style:style style:name="P70" style:family="paragraph" style:parent-style-name="Text_20_body" style:list-style-name="L15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0992c" officeooo:paragraph-rsid="001eca7c" style:font-weight-asian="bold" style:font-weight-complex="bold"/>
    </style:style>
    <style:style style:name="P71" style:family="paragraph" style:parent-style-name="Text_20_body" style:list-style-name="L18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0992c" officeooo:paragraph-rsid="003e1107" style:font-weight-asian="bold" style:font-weight-complex="bold"/>
    </style:style>
    <style:style style:name="P72" style:family="paragraph" style:parent-style-name="Text_20_body" style:list-style-name="L16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3c9506" officeooo:paragraph-rsid="003c9506" style:font-weight-asian="bold" style:font-weight-complex="bold"/>
    </style:style>
    <style:style style:name="P73" style:family="paragraph" style:parent-style-name="Text_20_body" style:list-style-name="L19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4d7ab" officeooo:paragraph-rsid="003e1107" style:font-weight-asian="bold" style:font-weight-complex="bold"/>
    </style:style>
    <style:style style:name="P7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4d7ab" officeooo:paragraph-rsid="003e1107" style:font-weight-asian="bold" style:font-weight-complex="bold"/>
    </style:style>
    <style:style style:name="P75" style:family="paragraph" style:parent-style-name="Text_20_body" style:list-style-name="L20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4d7ab" officeooo:paragraph-rsid="003e1107" style:font-weight-asian="bold" style:font-weight-complex="bold"/>
    </style:style>
    <style:style style:name="P76" style:family="paragraph" style:parent-style-name="Text_20_body" style:list-style-name="L21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4d7ab" officeooo:paragraph-rsid="003e1107" style:font-weight-asian="bold" style:font-weight-complex="bold"/>
    </style:style>
    <style:style style:name="P7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0992c" officeooo:paragraph-rsid="001f2af8" style:font-size-asian="12pt" style:font-weight-asian="bold" style:font-size-complex="12pt" style:font-weight-complex="bold"/>
    </style:style>
    <style:style style:name="P78" style:family="paragraph" style:parent-style-name="Text_20_body" style:list-style-name="L11">
      <style:text-properties fo:color="#000000" style:text-underline-style="none" fo:font-weight="bold" officeooo:rsid="001b4a01" officeooo:paragraph-rsid="001b4a01" style:font-weight-asian="bold" style:font-weight-complex="bold"/>
    </style:style>
    <style:style style:name="P79" style:family="paragraph" style:parent-style-name="Text_20_body" style:list-style-name="L12">
      <style:text-properties fo:color="#000000" style:text-underline-style="none" fo:font-weight="bold" officeooo:rsid="001b4a01" officeooo:paragraph-rsid="001b7072" style:font-weight-asian="bold" style:font-weight-complex="bold"/>
    </style:style>
    <style:style style:name="P80" style:family="paragraph" style:parent-style-name="Text_20_body" style:list-style-name="L12">
      <style:text-properties fo:color="#000000" style:text-underline-style="none" fo:font-weight="bold" officeooo:rsid="001b4a01" officeooo:paragraph-rsid="001c4a1c" style:font-weight-asian="bold" style:font-weight-complex="bold"/>
    </style:style>
    <style:style style:name="P81" style:family="paragraph" style:parent-style-name="Text_20_body" style:list-style-name="L13">
      <style:text-properties fo:color="#000000" style:text-underline-style="none" fo:font-weight="bold" officeooo:rsid="001b4a01" officeooo:paragraph-rsid="001e445c" style:font-weight-asian="bold" style:font-weight-complex="bold"/>
    </style:style>
    <style:style style:name="P82" style:family="paragraph" style:parent-style-name="Text_20_body" style:list-style-name="L17">
      <style:paragraph-properties fo:line-height="150%" fo:text-align="justify" style:justify-single-word="false"/>
      <style:text-properties fo:color="#000000" style:text-underline-style="none" fo:font-weight="bold" officeooo:rsid="0011d3c1" officeooo:paragraph-rsid="001f2af8" style:font-weight-asian="bold" style:font-weight-complex="bold"/>
    </style:style>
    <style:style style:name="P83" style:family="paragraph" style:parent-style-name="Text_20_body" style:list-style-name="L22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04cf2" style:font-weight-asian="bold" style:font-weight-complex="bold"/>
    </style:style>
    <style:style style:name="P84" style:family="paragraph" style:parent-style-name="Text_20_body" style:list-style-name="L22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462e7" style:font-weight-asian="bold" style:font-weight-complex="bold"/>
    </style:style>
    <style:style style:name="P85" style:family="paragraph" style:parent-style-name="Text_20_body" style:list-style-name="L22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160e1" style:font-weight-asian="bold" style:font-weight-complex="bold"/>
    </style:style>
    <style:style style:name="P86" style:family="paragraph" style:parent-style-name="Text_20_body" style:list-style-name="L22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30374" style:font-weight-asian="bold" style:font-weight-complex="bold"/>
    </style:style>
    <style:style style:name="P87" style:family="paragraph" style:parent-style-name="Text_20_body" style:list-style-name="L23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04cf2" style:font-weight-asian="bold" style:font-weight-complex="bold"/>
    </style:style>
    <style:style style:name="P88" style:family="paragraph" style:parent-style-name="Text_20_body" style:list-style-name="L24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04cf2" style:font-weight-asian="bold" style:font-weight-complex="bold"/>
    </style:style>
    <style:style style:name="P89" style:family="paragraph" style:parent-style-name="Text_20_body" style:list-style-name="L26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160e1" style:font-weight-asian="bold" style:font-weight-complex="bold"/>
    </style:style>
    <style:style style:name="P90" style:family="paragraph" style:parent-style-name="Text_20_body" style:list-style-name="L27">
      <style:paragraph-properties fo:line-height="150%" fo:text-align="justify" style:justify-single-word="false"/>
      <style:text-properties fo:color="#000000" style:font-name="Liberation Serif" style:text-underline-style="none" fo:font-weight="bold" officeooo:rsid="001b4a01" officeooo:paragraph-rsid="0024bc5f" style:font-weight-asian="bold" style:font-weight-complex="bold"/>
    </style:style>
    <style:style style:name="P91" style:family="paragraph" style:parent-style-name="Text_20_body" style:list-style-name="L25">
      <style:paragraph-properties fo:line-height="150%" fo:text-align="justify" style:justify-single-word="false"/>
      <style:text-properties officeooo:paragraph-rsid="002160e1"/>
    </style:style>
    <style:style style:name="P92" style:family="paragraph" style:parent-style-name="Text_20_body" style:list-style-name="L5">
      <style:paragraph-properties fo:margin-top="0cm" fo:margin-bottom="0cm" loext:contextual-spacing="false" fo:line-height="150%" fo:text-align="justify" style:justify-single-word="false"/>
      <style:text-properties officeooo:paragraph-rsid="000a1bcf"/>
    </style:style>
    <style:style style:name="P93" style:family="paragraph" style:parent-style-name="Text_20_body" style:list-style-name="L5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97c6a" officeooo:paragraph-rsid="000a1bcf" style:font-weight-asian="bold" style:font-weight-complex="bold"/>
    </style:style>
    <style:style style:name="P94" style:family="paragraph" style:parent-style-name="Text_20_body" style:list-style-name="L5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7c6a" officeooo:paragraph-rsid="000a1bcf"/>
    </style:style>
    <style:style style:name="P95" style:family="paragraph" style:parent-style-name="Heading_20_5">
      <style:paragraph-properties fo:line-height="150%" fo:text-align="justify" style:justify-single-word="false"/>
      <style:text-properties officeooo:paragraph-rsid="003e1107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f2af8" style:font-weight-asian="bold" style:font-weight-complex="bold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398d1" style:font-weight-asian="bold" style:font-weight-complex="bold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1d3c1" style:font-weight-asian="bold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7e377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0992c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0992c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3e1107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4cf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160e1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204cf2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2104f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style:font-name="Liberation Serif" fo:font-size="12pt" fo:letter-spacing="normal" fo:font-style="normal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1b707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1c4a1c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1e445c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8" style:family="text">
      <style:text-properties fo:font-variant="normal" fo:text-transform="none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style:font-name="Liberation Serif" fo:font-size="12pt" fo:letter-spacing="normal" fo:font-style="normal" fo:font-weight="bold" officeooo:rsid="001b7072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0" style:family="text">
      <style:text-properties fo:font-variant="normal" fo:text-transform="none" style:font-name="Liberation Serif" fo:font-size="12pt" fo:letter-spacing="normal" fo:font-style="normal" fo:font-weight="bold" officeooo:rsid="001c4a1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1" style:family="text">
      <style:text-properties fo:font-variant="normal" fo:text-transform="none" style:font-name="Liberation Serif" fo:font-size="12pt" fo:letter-spacing="normal" fo:font-style="normal" fo:font-weight="bold" officeooo:rsid="001e445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2" style:family="text">
      <style:text-properties fo:font-variant="normal" fo:text-transform="none" style:font-name="Liberation Serif" fo:font-size="12pt" fo:letter-spacing="normal" fo:font-style="normal" style:font-style-asian="normal" style:font-style-complex="normal" loext:padding="0cm" loext:border="none"/>
    </style:style>
    <style:style style:name="T23" style:family="text">
      <style:text-properties fo:font-variant="normal" fo:text-transform="none" style:font-name="Liberation Serif" fo:font-size="12pt" fo:letter-spacing="normal" fo:font-style="normal" officeooo:rsid="003d0814"/>
    </style:style>
    <style:style style:name="T24" style:family="text">
      <style:text-properties fo:font-variant="normal" fo:text-transform="none" style:font-name="Liberation Serif" fo:font-size="12pt" fo:letter-spacing="normal" fo:font-style="normal" officeooo:rsid="003e1107"/>
    </style:style>
    <style:style style:name="T25" style:family="text">
      <style:text-properties fo:font-variant="normal" fo:text-transform="none" style:font-name="Liberation Serif" fo:font-size="12pt" fo:letter-spacing="normal" fo:font-style="italic" fo:font-weight="normal" officeooo:rsid="001e445c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26" style:family="text">
      <style:text-properties fo:font-variant="normal" fo:text-transform="none" style:font-name="Liberation Serif" fo:font-size="12pt" fo:letter-spacing="normal" fo:font-style="italic" fo:font-weight="normal" officeooo:rsid="00372afc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27" style:family="text">
      <style:text-properties fo:font-variant="normal" fo:text-transform="none" style:font-name="Liberation Serif" fo:letter-spacing="normal" fo:font-style="normal"/>
    </style:style>
    <style:style style:name="T28" style:family="text">
      <style:text-properties fo:font-variant="normal" fo:text-transform="none" style:font-name="Liberation Serif" fo:letter-spacing="normal" fo:font-style="normal" officeooo:rsid="00308305"/>
    </style:style>
    <style:style style:name="T29" style:family="text">
      <style:text-properties fo:font-variant="normal" fo:text-transform="none" style:font-name="Liberation Serif" fo:letter-spacing="normal" fo:font-style="normal" officeooo:rsid="0032c180"/>
    </style:style>
    <style:style style:name="T30" style:family="text">
      <style:text-properties fo:font-variant="normal" fo:text-transform="none" style:font-name="Liberation Serif" fo:font-size="14pt" fo:letter-spacing="normal" fo:font-style="normal" fo:font-weight="bold" officeooo:rsid="001eca7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1" style:family="text">
      <style:text-properties fo:font-variant="normal" fo:text-transform="none" style:font-name="Liberation Serif" fo:font-size="14pt" fo:letter-spacing="normal" fo:font-style="normal" style:text-underline-style="solid" style:text-underline-width="auto" style:text-underline-color="font-color" officeooo:rsid="001b7072" style:font-size-asian="14pt" style:font-style-asian="normal" style:font-size-complex="14pt" style:font-style-complex="normal" loext:padding="0cm" loext:border="none"/>
    </style:style>
    <style:style style:name="T32" style:family="text">
      <style:text-properties fo:font-variant="normal" fo:text-transform="none" style:font-name="Liberation Serif" fo:font-size="14pt" fo:letter-spacing="normal" fo:font-style="normal" style:text-underline-style="solid" style:text-underline-width="auto" style:text-underline-color="font-color" officeooo:rsid="001c4a1c" style:font-size-asian="14pt" style:font-style-asian="normal" style:font-size-complex="14pt" style:font-style-complex="normal" loext:padding="0cm" loext:border="none"/>
    </style:style>
    <style:style style:name="T33" style:family="text">
      <style:text-properties fo:font-variant="normal" fo:text-transform="none" style:font-name="Liberation Serif" fo:font-size="16pt" fo:letter-spacing="normal" fo:font-style="normal" style:text-underline-style="solid" style:text-underline-width="auto" style:text-underline-color="font-color" fo:font-weight="bold" officeooo:rsid="001e445c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T34" style:family="text">
      <style:text-properties fo:font-variant="normal" fo:text-transform="none" style:font-name="Liberation Serif" fo:font-size="16pt" fo:letter-spacing="normal" fo:font-style="normal" style:text-underline-style="solid" style:text-underline-width="auto" style:text-underline-color="font-color" fo:font-weight="bold" officeooo:rsid="001eca7c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T35" style:family="text">
      <style:text-properties fo:font-variant="normal" fo:text-transform="none" style:font-name="Liberation Serif" fo:font-size="16pt" fo:letter-spacing="normal" fo:font-style="normal" style:text-underline-style="solid" style:text-underline-width="auto" style:text-underline-color="font-color" fo:font-weight="bold" officeooo:rsid="0036b9df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T36" style:family="text">
      <style:text-properties fo:font-variant="normal" fo:text-transform="none" fo:font-size="12pt" fo:letter-spacing="normal" fo:font-style="normal" fo:font-weight="normal" officeooo:rsid="00204cf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" style:family="text">
      <style:text-properties fo:font-variant="normal" fo:text-transform="none" fo:font-size="12pt" fo:letter-spacing="normal" fo:font-style="normal" fo:font-weight="normal" officeooo:rsid="002104f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fo:font-size="12pt" fo:letter-spacing="normal" fo:font-style="normal" fo:font-weight="normal" officeooo:rsid="002160e1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9" style:family="text">
      <style:text-properties fo:font-variant="normal" fo:text-transform="none" fo:font-size="12pt" fo:letter-spacing="normal" fo:font-style="normal" fo:font-weight="normal" officeooo:rsid="0023037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font-size="12pt" fo:letter-spacing="normal" fo:font-style="normal" fo:font-weight="normal" officeooo:rsid="002462e7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font-size="12pt" fo:letter-spacing="normal" fo:font-style="normal" fo:font-weight="normal" officeooo:rsid="0024bc5f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" style:family="text">
      <style:text-properties fo:font-variant="normal" fo:text-transform="none" fo:font-size="12pt" fo:letter-spacing="normal" fo:font-style="normal" fo:font-weight="bold" officeooo:rsid="00204cf2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3" style:family="text">
      <style:text-properties fo:font-variant="normal" fo:text-transform="none" fo:font-size="12pt" fo:letter-spacing="normal" fo:font-style="normal" fo:font-weight="bold" officeooo:rsid="0024bc5f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" style:family="text">
      <style:text-properties fo:font-variant="normal" fo:text-transform="none" fo:font-size="12pt" fo:letter-spacing="normal" fo:font-style="normal" fo:font-weight="bold" officeooo:rsid="004572c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" style:family="text">
      <style:text-properties fo:font-variant="normal" fo:text-transform="none" fo:font-size="12pt" fo:letter-spacing="normal" fo:font-style="normal" style:text-underline-style="none" fo:font-weight="normal" officeooo:rsid="00204cf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font-size="12pt" fo:letter-spacing="normal" fo:font-style="italic" fo:font-weight="normal" officeooo:rsid="00204cf2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47" style:family="text">
      <style:text-properties fo:font-variant="normal" fo:text-transform="none" fo:font-size="14pt" fo:letter-spacing="normal" fo:font-style="normal" officeooo:rsid="000af46a" style:font-size-asian="14pt" style:font-style-asian="normal" style:font-size-complex="14pt" style:font-style-complex="normal"/>
    </style:style>
    <style:style style:name="T48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font-size="14pt" fo:letter-spacing="normal" fo:font-style="normal" fo:font-weight="bold" officeooo:rsid="001eca7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" style:family="text">
      <style:text-properties fo:font-variant="normal" fo:text-transform="none" fo:font-size="14pt" fo:letter-spacing="normal" fo:font-style="normal" fo:font-weight="bold" officeooo:rsid="00204cf2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1" style:family="text">
      <style:text-properties fo:font-variant="normal" fo:text-transform="none" fo:font-size="14pt" fo:letter-spacing="normal" fo:font-style="normal" style:text-underline-style="none" fo:font-weight="bold" officeooo:rsid="001eca7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2" style:family="text">
      <style:text-properties fo:font-variant="normal" fo:text-transform="none" fo:font-size="14pt" fo:letter-spacing="normal" fo:font-style="normal" style:text-underline-style="none" fo:font-weight="bold" officeooo:rsid="002160e1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3" style:family="text">
      <style:text-properties fo:font-variant="normal" fo:text-transform="none" fo:font-size="13.5pt" fo:letter-spacing="normal" fo:font-style="normal"/>
    </style:style>
    <style:style style:name="T54" style:family="text">
      <style:text-properties fo:font-variant="normal" fo:text-transform="none" fo:letter-spacing="normal" fo:font-style="normal" fo:font-weight="bold" officeooo:rsid="000a1bcf" style:font-weight-asian="bold" style:font-weight-complex="bold"/>
    </style:style>
    <style:style style:name="T55" style:family="text">
      <style:text-properties fo:font-variant="normal" fo:text-transform="none" fo:letter-spacing="normal" fo:font-style="normal" style:font-size-asian="14pt" style:font-weight-asian="bold" style:font-size-complex="14pt" style:font-weight-complex="bold"/>
    </style:style>
    <style:style style:name="T56" style:family="text">
      <style:text-properties style:text-line-through-style="none" style:text-line-through-type="none" style:font-name="Liberation Serif" style:text-underline-style="none" fo:font-weight="normal" officeooo:rsid="001398d1" style:text-blinking="false" style:font-weight-asian="normal" style:font-weight-complex="normal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fo:color="#000000" style:font-name="Liberation Serif"/>
    </style:style>
    <style:style style:name="T59" style:family="text">
      <style:text-properties fo:color="#000000" style:font-name="Liberation Serif" officeooo:rsid="000a1bcf"/>
    </style:style>
    <style:style style:name="T60" style:family="text">
      <style:text-properties fo:color="#000000" style:font-name="Liberation Serif" fo:font-weight="bold" officeooo:rsid="000a1bcf" style:font-weight-asian="bold" style:font-weight-complex="bold"/>
    </style:style>
    <style:style style:name="T61" style:family="text">
      <style:text-properties fo:color="#000000" style:font-name="Liberation Serif" style:text-underline-style="none" fo:font-weight="normal"/>
    </style:style>
    <style:style style:name="T62" style:family="text">
      <style:text-properties fo:color="#000000" style:text-line-through-style="none" style:text-line-through-type="none" style:font-name="Liberation Serif" style:text-underline-style="none" fo:font-weight="normal" style:text-blinking="false"/>
    </style:style>
    <style:style style:name="T63" style:family="text">
      <style:text-properties fo:color="#000000" style:text-line-through-style="none" style:text-line-through-type="none" style:font-name="Liberation Serif" style:text-underline-style="none" fo:font-weight="normal" officeooo:rsid="001398d1" style:text-blinking="false" style:font-weight-asian="normal" style:font-weight-complex="normal"/>
    </style:style>
    <style:style style:name="T64" style:family="text">
      <style:text-properties fo:font-size="14pt" fo:font-weight="bold" officeooo:rsid="000e30c3" style:font-size-asian="14pt" style:font-weight-asian="bold" style:font-size-complex="14pt" style:font-weight-complex="bold"/>
    </style:style>
    <style:style style:name="T65" style:family="text">
      <style:text-properties fo:font-weight="bold" officeooo:rsid="000a1bcf" style:font-weight-asian="bold" style:font-weight-complex="bold"/>
    </style:style>
    <style:style style:name="T66" style:family="text">
      <style:text-properties officeooo:rsid="001398d1"/>
    </style:style>
    <style:style style:name="T67" style:family="text">
      <style:text-properties officeooo:rsid="00102f65" style:font-size-asian="14pt" style:font-weight-asian="bold" style:font-size-complex="14pt" style:font-weight-complex="bold"/>
    </style:style>
    <style:style style:name="T68" style:family="text">
      <style:text-properties officeooo:rsid="001eca7c"/>
    </style:style>
    <style:style style:name="T69" style:family="text">
      <style:text-properties officeooo:rsid="002bfdea"/>
    </style:style>
    <style:style style:name="T70" style:family="text">
      <style:text-properties officeooo:rsid="00346b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COM INSTALLATION GUIDE <text:span text:style-name="T69">FOR UBUNTU MACHINE</text:span></text:p>
      <text:p text:style-name="P15"><text:span text:style-name="T70">Steps to install</text:span> python</text:p>
      <text:p text:style-name="P9">Step1:Update the repository</text:p>
      <text:list xml:id="list6446827495295481922" text:style-name="L1">
        <text:list-item>
          <text:p text:style-name="P45">sudo apt-get update</text:p>
          <text:p text:style-name="P45"/>
        </text:list-item>
      </text:list>
      <text:p text:style-name="P9">Step2: Install python library</text:p>
      <text:p text:style-name="P6">If you are using Ubuntu 16.10 or newer, then you can easily install Python 3.5 with the following commands:</text:p>
      <text:list xml:id="list2980163490963910487" text:style-name="L2">
        <text:list-item>
          <text:p text:style-name="P46">sudo apt-get install python 3.5</text:p>
        </text:list-item>
      </text:list>
      <text:p text:style-name="P7"/>
      <text:p text:style-name="P7">Step3: Check the python version</text:p>
      <text:p text:style-name="P6">To see which version of Python 3 you have installed, open a command prompt and run:</text:p>
      <text:list xml:id="list3259711552131100216" text:style-name="L3">
        <text:list-item>
          <text:p text:style-name="P47">python3 –version</text:p>
          <text:p text:style-name="P47"/>
          <text:p text:style-name="P47"/>
        </text:list-item>
      </text:list>
      <text:p text:style-name="P14"><text:span text:style-name="T70">Steps to i</text:span>nstall Mongodb</text:p>
      <text:p text:style-name="P10"><text:span text:style-name="T65">Step1: </text:span><text:span text:style-name="T54">Import the public key used by the package management system.</text:span></text:p>
      <text:p text:style-name="P20"><text:span text:style-name="T1">From a terminal, issue the following command to import the MongoDB public GPG Key from </text:span><text:a xlink:type="simple" xlink:href="https://www.mongodb.org/static/pgp/server-4.4.asc" text:style-name="Internet_20_link" text:visited-style-name="Visited_20_Internet_20_Link"><text:span text:style-name="T13">https://www.mongodb.org/static/pgp/server-4.4.asc</text:span></text:a><text:span text:style-name="T1">:</text:span></text:p>
      <text:p text:style-name="P52"/>
      <text:list xml:id="list7501748530332365723" text:style-name="L4">
        <text:list-item>
          <text:p text:style-name="P56">wget -qO - https://www.mongodb.org/static/pgp/server-4.4.asc | sudo apt-key add -</text:p>
        </text:list-item>
      </text:list>
      <text:p text:style-name="P52"/>
      <text:p text:style-name="P39"><text:span text:style-name="T1">The operation should respond with an </text:span><text:span text:style-name="Source_20_Text"><text:span text:style-name="T1">OK</text:span></text:span><text:span text:style-name="T1">.</text:span></text:p>
      <text:p text:style-name="P39"><text:span text:style-name="T58">However, if you receive an error indicating that </text:span><text:span text:style-name="Source_20_Text"><text:span text:style-name="T60">gnupg</text:span></text:span><text:span text:style-name="Source_20_Text"><text:span text:style-name="T59"> </text:span></text:span><text:span text:style-name="T58">is not installed, you can:</text:span></text:p>
      <text:list xml:id="list6470877510805374316" text:style-name="L5">
        <text:list-item>
          <text:p text:style-name="P92"><text:span text:style-name="T58">Install </text:span><text:span text:style-name="Source_20_Text"><text:span text:style-name="T60">gnupg</text:span></text:span><text:span text:style-name="Source_20_Text"><text:span text:style-name="T58"> </text:span></text:span><text:span text:style-name="T58">and its required libraries using the following command:</text:span></text:p>
          <text:p text:style-name="P93">sudo apt-get install gnupg</text:p>
        </text:list-item>
        <text:list-item>
          <text:p text:style-name="P94">Once installed, retry importing the key:</text:p>
        </text:list-item>
      </text:list>
      <text:p text:style-name="P1"><text:tab/>wget -qO - https://www.mongodb.org/static/pgp/server-4.4.asc | sudo apt-key add -</text:p>
      <text:p text:style-name="P1"/>
      <text:p text:style-name="P1"/>
      <text:p text:style-name="P1"/>
      <text:p text:style-name="P16"><text:soft-page-break/><text:span text:style-name="T47">Step2:</text:span><text:span text:style-name="T53">Create a list file for MongoDB</text:span></text:p>
      <text:p text:style-name="P53">For Ubuntu 18.04(Bionic):</text:p>
      <text:list xml:id="list6824434914924872645" text:style-name="L6">
        <text:list-item>
          <text:p text:style-name="P57">echo "deb [ arch=amd64,arm64 ] https://repo.mongodb.org/apt/ubuntu bionic/mongodb-org/4.4 multiverse" | sudo tee /etc/apt/sources.list.d/mongodb-org-4.4.list</text:p>
        </text:list-item>
      </text:list>
      <text:p text:style-name="P2"/>
      <text:p text:style-name="P5">For Ubuntu 16.04(Xenial):</text:p>
      <text:list xml:id="list3048867910718536929" text:style-name="L7">
        <text:list-item>
          <text:p text:style-name="P48">echo "deb [ arch=amd64,arm64 ] https://repo.mongodb.org/apt/ubuntu xenial/mongodb-org/4.4 multiverse" | sudo tee /etc/apt/sources.list.d/mongodb-org-4.4.list</text:p>
        </text:list-item>
      </text:list>
      <text:p text:style-name="P3"/>
      <text:p text:style-name="P5">For Ubuntu 20.04(Focal)</text:p>
      <text:list xml:id="list2729220218403931839" text:style-name="L8">
        <text:list-item>
          <text:p text:style-name="P49">echo "deb [ arch=amd64,arm64 ] https://repo.mongodb.org/apt/ubuntu focal/mongodb-org/4.4 multiverse" | sudo tee /etc/apt/sources.list.d/mongodb-org-4.4.list</text:p>
        </text:list-item>
      </text:list>
      <text:p text:style-name="P12"/>
      <text:p text:style-name="P18"><text:span text:style-name="T64">Step3: </text:span><text:span text:style-name="T48">Reload local package database.</text:span></text:p>
      <text:p text:style-name="P54">Issue the following command to reload the local package database:</text:p>
      <text:list xml:id="list3113252769747977966" text:style-name="L9">
        <text:list-item>
          <text:p text:style-name="P58">sudo apt-get update</text:p>
        </text:list-item>
      </text:list>
      <text:p text:style-name="P59"/>
      <text:p text:style-name="P8"><text:span text:style-name="T67">Step4:</text:span><text:span text:style-name="T55">Install the MongoDB packages</text:span></text:p>
      <text:p text:style-name="P55">To install the latest stable version, issue the following</text:p>
      <text:list xml:id="list8549220903279839246" text:style-name="L10">
        <text:list-item>
          <text:p text:style-name="P60">sudo apt-get install -y mongodb-org</text:p>
        </text:list-item>
      </text:list>
      <text:p text:style-name="P17"/>
      <text:p text:style-name="P50"/>
      <text:p text:style-name="P38"><text:span text:style-name="T28">Steps to install </text:span><text:span text:style-name="T27">Node</text:span><text:span text:style-name="T29">js</text:span></text:p>
      <text:p text:style-name="P61">Step1: </text:p>
      <text:p text:style-name="P63">Open the terminal and give the following command to install nodejs</text:p>
      <text:list xml:id="list685999897051263877" text:style-name="L11">
        <text:list-item>
          <text:p text:style-name="P78"><text:span text:style-name="Strong_20_Emphasis"><text:span text:style-name="T22">sudo apt install nodejs</text:span></text:span></text:p>
        </text:list-item>
      </text:list>
      <text:p text:style-name="P33"><text:span text:style-name="Strong_20_Emphasis"><text:span text:style-name="T22"/></text:span></text:p>
      <text:p text:style-name="P34"><text:span text:style-name="Strong_20_Emphasis"><text:span text:style-name="T31">Step2:</text:span></text:span></text:p>
      <text:p text:style-name="P34"><text:span text:style-name="Strong_20_Emphasis"><text:span text:style-name="T15">To check the version of node type the following command.</text:span></text:span></text:p>
      <text:list xml:id="list3969019746321417623" text:style-name="L12">
        <text:list-item>
          <text:p text:style-name="P79"><text:span text:style-name="Strong_20_Emphasis"><text:span text:style-name="T19">node -v or node –version</text:span></text:span></text:p>
        </text:list-item>
      </text:list>
      <text:p text:style-name="P34"><text:soft-page-break/><text:span text:style-name="Strong_20_Emphasis"><text:span text:style-name="T19"/></text:span></text:p>
      <text:p text:style-name="P35"><text:span text:style-name="Strong_20_Emphasis"><text:span text:style-name="T31">Step</text:span></text:span><text:span text:style-name="Strong_20_Emphasis"><text:span text:style-name="T32">3</text:span></text:span><text:span text:style-name="Strong_20_Emphasis"><text:span text:style-name="T31">:</text:span></text:span></text:p>
      <text:p text:style-name="P35"><text:span text:style-name="Strong_20_Emphasis"><text:span text:style-name="T16">Install Node Package Manager(npm) using below command:</text:span></text:span></text:p>
      <text:list xml:id="list211810354232767" text:continue-numbering="true" text:style-name="L12">
        <text:list-item>
          <text:p text:style-name="P80"><text:span text:style-name="Strong_20_Emphasis"><text:span text:style-name="T20">sudo apt install npm</text:span></text:span></text:p>
        </text:list-item>
      </text:list>
      <text:p text:style-name="P35"><text:span text:style-name="Strong_20_Emphasis"><text:span text:style-name="T20"/></text:span></text:p>
      <text:p text:style-name="P36"><text:span text:style-name="Strong_20_Emphasis"><text:span text:style-name="T35">Steps to install </text:span></text:span><text:span text:style-name="Strong_20_Emphasis"><text:span text:style-name="T33">Angular CLI</text:span></text:span></text:p>
      <text:p text:style-name="P36"><text:span text:style-name="Strong_20_Emphasis"><text:span text:style-name="T25">Note: To install Angular CLI </text:span></text:span><text:span text:style-name="Strong_20_Emphasis"><text:span text:style-name="T26">node has to installed and its version should be 10 and above.</text:span></text:span></text:p>
      <text:p text:style-name="P36"><text:span text:style-name="Strong_20_Emphasis"><text:span text:style-name="T17">Open the terminal and give the gollowing command</text:span></text:span></text:p>
      <text:list xml:id="list669708622420883718" text:style-name="L13">
        <text:list-item>
          <text:p text:style-name="P81"><text:span text:style-name="Strong_20_Emphasis"><text:span text:style-name="T21">npm install -g @angular/cli</text:span></text:span></text:p>
        </text:list-item>
      </text:list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7"><text:soft-page-break/><text:span text:style-name="Strong_20_Emphasis"><text:span text:style-name="T34">Steps to run the application</text:span></text:span></text:p>
      <text:p text:style-name="P37"><text:span text:style-name="Strong_20_Emphasis"><text:span text:style-name="T30">Step1: Run the Mongodb server</text:span></text:span></text:p>
      <text:h text:style-name="P44" text:outline-level="4"><text:span text:style-name="T66">1. </text:span>Start MongoDB.</text:h>
      <text:p text:style-name="P23">You can start the mongod process by issuing the following command:</text:p>
      <text:list xml:id="list4282698587073036766" text:style-name="L14">
        <text:list-item>
          <text:p text:style-name="P69">sudo systemctl start mongod</text:p>
        </text:list-item>
      </text:list>
      <text:p text:style-name="P21"><text:span text:style-name="T57">If you receive an error similar to the following when starting </text:span><text:span text:style-name="Source_20_Text"><text:span text:style-name="T56">mongod</text:span></text:span><text:span text:style-name="T57">:</text:span></text:p>
      <text:p text:style-name="P22"><text:tab/>Failed to start mongod.service: Unit mongod.service not found.</text:p>
      <text:p text:style-name="P23">Run the following command first:</text:p>
      <text:list xml:id="list378996655506708764" text:style-name="L15">
        <text:list-item>
          <text:p text:style-name="P70">sudo systemctl daemon-reload</text:p>
        </text:list-item>
      </text:list>
      <text:p text:style-name="P22"><text:span text:style-name="Strong_20_Emphasis"><text:span text:style-name="T7"/></text:span></text:p>
      <text:p text:style-name="P4"><text:span text:style-name="T68">2. </text:span>Begin using MongoDB</text:p>
      <text:p text:style-name="P24"><text:span text:style-name="T61">Start a </text:span><text:span text:style-name="Source_20_Text"><text:span text:style-name="T63">mongo</text:span></text:span><text:span text:style-name="Source_20_Text"><text:span text:style-name="T62"> </text:span></text:span><text:span text:style-name="T61">shell on the same host machine as the </text:span><text:a xlink:type="simple" xlink:href="https://docs.mongodb.com/manual/reference/program/mongod/#bin.mongod" text:style-name="Internet_20_link" text:visited-style-name="Visited_20_Internet_20_Link"><text:span text:style-name="Source_20_Text"><text:span text:style-name="T62">mongod</text:span></text:span></text:a><text:span text:style-name="T61">. You can run the </text:span><text:span text:style-name="Source_20_Text"><text:span text:style-name="T63">mongo</text:span></text:span><text:span text:style-name="Source_20_Text"><text:span text:style-name="T62"> </text:span></text:span><text:span text:style-name="T61">shell without any command-line options to connect to a </text:span><text:span text:style-name="Source_20_Text"><text:span text:style-name="T63">mongod</text:span></text:span><text:span text:style-name="Source_20_Text"><text:span text:style-name="T62"> </text:span></text:span><text:span text:style-name="T61">that is running on your localhost with default port 27017:</text:span></text:p>
      <text:list xml:id="list6658471756749072721" text:style-name="L16">
        <text:list-item>
          <text:p text:style-name="P72">mongo</text:p>
        </text:list-item>
      </text:list>
      <text:p text:style-name="P77"/>
      <text:p text:style-name="P42"><text:span text:style-name="T2">3</text:span><text:span text:style-name="T3">. </text:span><text:span text:style-name="T2">C</text:span><text:span text:style-name="T4">reate databse</text:span></text:p>
      <text:list xml:id="list2065793820649515573" text:style-name="L17">
        <text:list-item>
          <text:p text:style-name="P82"><text:span text:style-name="T14">use </text:span><text:span text:style-name="T23">PatientDetails</text:span></text:p>
        </text:list-item>
      </text:list>
      <text:p text:style-name="P65">If the database exists it will use it otherwise creates new database with the given name and starts using it.</text:p>
      <text:p text:style-name="P65"/>
      <text:p text:style-name="P62"><text:tab/>Additional commands</text:p>
      <text:p text:style-name="P64"><text:tab/>These are some additional commands to <text:s/>stop mongo server, to show the collection and <text:tab/>documents.</text:p>
      <text:h text:style-name="P95" text:outline-level="5"><text:span text:style-name="T8">1. </text:span><text:span text:style-name="T6">Stop MongoDB.</text:span></text:h>
      <text:p text:style-name="P25"><text:span text:style-name="T61"><text:tab/>As needed, you can stop the </text:span><text:span text:style-name="Source_20_Text"><text:span text:style-name="T63">mongod</text:span></text:span><text:span text:style-name="Source_20_Text"><text:span text:style-name="T62"> </text:span></text:span><text:span text:style-name="T61">process by issuing the following command:</text:span></text:p>
      <text:list xml:id="list4392705286145725045" text:style-name="L18">
        <text:list-item>
          <text:p text:style-name="P71">sudo systemctl stop mongod</text:p>
        </text:list-item>
      </text:list>
      <text:p text:style-name="P66"><text:soft-page-break/></text:p>
      <text:p text:style-name="P66"/>
      <text:p text:style-name="P32"><text:span text:style-name="T24"><text:tab/>2.</text:span><text:span text:style-name="T14"> To view collections</text:span></text:p>
      <text:p text:style-name="P67"><text:tab/>To view all the collections present in the database use below command:</text:p>
      <text:list xml:id="list1255784155212104120" text:style-name="L19">
        <text:list-item>
          <text:p text:style-name="P73">show collections</text:p>
        </text:list-item>
      </text:list>
      <text:p text:style-name="P74"/>
      <text:p text:style-name="P32"><text:span text:style-name="T24"><text:tab/>3</text:span><text:span text:style-name="T14">. To view documents within collections</text:span></text:p>
      <text:p text:style-name="P67"><text:tab/>To view all the documents present in a given collection use below command:</text:p>
      <text:list xml:id="list5059751984059615914" text:style-name="L20">
        <text:list-item>
          <text:p text:style-name="P75">db.&lt;collection_name&gt;.find().pretty()</text:p>
        </text:list-item>
      </text:list>
      <text:p text:style-name="P68"/>
      <text:p text:style-name="P32"><text:span text:style-name="T24"><text:tab/>4</text:span><text:span text:style-name="T14">. To drop collections</text:span></text:p>
      <text:p text:style-name="P67"><text:tab/>To delete the collection use below command:</text:p>
      <text:list xml:id="list686072112183858775" text:style-name="L21">
        <text:list-item>
          <text:p text:style-name="P76">db.&lt;collection_name&gt;.drop()</text:p>
        </text:list-item>
      </text:list>
      <text:p text:style-name="P43"><text:span text:style-name="T5"><text:tab/>Refer this link for more info on <text:tab/>mongodb:</text:span><text:a xlink:type="simple" xlink:href="https://docs.mongodb.com/manual/tutorial/install-mongodb-on-ubuntu/" text:style-name="Internet_20_link" text:visited-style-name="Visited_20_Internet_20_Link"><text:span text:style-name="T18">https://docs.mongodb.com/manual/tutorial/install-mongodb-on-ubuntu/</text:span></text:a></text:p>
      <text:p text:style-name="P31"/>
      <text:p text:style-name="P65"/>
      <text:p text:style-name="P26"><text:span text:style-name="Strong_20_Emphasis"><text:span text:style-name="T49">Step</text:span></text:span><text:span text:style-name="Strong_20_Emphasis"><text:span text:style-name="T50">2</text:span></text:span><text:span text:style-name="Strong_20_Emphasis"><text:span text:style-name="T49">: Run the </text:span></text:span><text:span text:style-name="Strong_20_Emphasis"><text:span text:style-name="T50">node server</text:span></text:span></text:p>
      <text:p text:style-name="P26"><text:span text:style-name="Strong_20_Emphasis"><text:span text:style-name="T36">1. Open VS Code application</text:span></text:span></text:p>
      <text:p text:style-name="P40"><text:span text:style-name="Strong_20_Emphasis"><text:span text:style-name="T11">Note: </text:span></text:span><text:span text:style-name="Strong_20_Emphasis"><text:span text:style-name="T12">Link for </text:span></text:span><text:span text:style-name="Strong_20_Emphasis"><text:span text:style-name="T11">VS Code application </text:span></text:span><text:span text:style-name="Strong_20_Emphasis"><text:span text:style-name="T12">installation </text:span></text:span><text:span text:style-name="Strong_20_Emphasis"><text:span text:style-name="T11">on ubuntu: </text:span></text:span><text:a xlink:type="simple" xlink:href="https://code.visualstudio.com/docs/setup/linux" text:style-name="Internet_20_link" text:visited-style-name="Visited_20_Internet_20_Link"><text:span text:style-name="Strong_20_Emphasis"><text:span text:style-name="T46">https://code.visualstudio.com/docs/setup/linux</text:span></text:span></text:a></text:p>
      <text:p text:style-name="P26"><text:span text:style-name="Strong_20_Emphasis"><text:span text:style-name="T36">2. Open the </text:span></text:span><text:span text:style-name="Strong_20_Emphasis"><text:span text:style-name="T40">Dicom_Backend folder</text:span></text:span></text:p>
      <text:list xml:id="list3105275423415222917" text:style-name="L22">
        <text:list-item>
          <text:p text:style-name="P83"><text:span text:style-name="Strong_20_Emphasis"><text:span text:style-name="T36">Click on “File” option from menu </text:span></text:span><text:span text:style-name="Strong_20_Emphasis"><text:span text:style-name="T37">bar.</text:span></text:span></text:p>
        </text:list-item>
        <text:list-item>
          <text:p text:style-name="P83"><text:span text:style-name="Strong_20_Emphasis"><text:span text:style-name="T36">Click on “</text:span></text:span><text:span text:style-name="Strong_20_Emphasis"><text:span text:style-name="T37">O</text:span></text:span><text:span text:style-name="Strong_20_Emphasis"><text:span text:style-name="T36">pen folder”.</text:span></text:span></text:p>
        </text:list-item>
        <text:list-item>
          <text:p text:style-name="P84"><text:span text:style-name="Strong_20_Emphasis"><text:span text:style-name="T36">Browse </text:span></text:span><text:span text:style-name="Strong_20_Emphasis"><text:span text:style-name="T37">and open </text:span></text:span><text:span text:style-name="Strong_20_Emphasis"><text:span text:style-name="T36">your </text:span></text:span><text:span text:style-name="Strong_20_Emphasis"><text:span text:style-name="T40">Dicom_Backend folder</text:span></text:span></text:p>
        </text:list-item>
      </text:list>
      <text:p text:style-name="P26"><text:span text:style-name="Strong_20_Emphasis"><text:span text:style-name="T36">3. Open </text:span></text:span><text:span text:style-name="Strong_20_Emphasis"><text:span text:style-name="T37">t</text:span></text:span><text:span text:style-name="Strong_20_Emphasis"><text:span text:style-name="T36">erminal by clicking on “Terminal “op</text:span></text:span><text:span text:style-name="Strong_20_Emphasis"><text:span text:style-name="T37">ti</text:span></text:span><text:span text:style-name="Strong_20_Emphasis"><text:span text:style-name="T36">on in menu bar</text:span></text:span></text:p>
      <text:p text:style-name="P26"><text:soft-page-break/><text:span text:style-name="Strong_20_Emphasis"><text:span text:style-name="T36">4. Install node modules</text:span></text:span></text:p>
      <text:p text:style-name="P26"><text:span text:style-name="Strong_20_Emphasis"><text:span text:style-name="T36">Give the following command to install all the packages and libraries neede</text:span></text:span><text:span text:style-name="Strong_20_Emphasis"><text:span text:style-name="T37">d</text:span></text:span><text:span text:style-name="Strong_20_Emphasis"><text:span text:style-name="T36"> for the project. This creates a folder node_modules in the project directory.</text:span></text:span></text:p>
      <text:list xml:id="list4606133295528173064" text:style-name="L23">
        <text:list-item>
          <text:p text:style-name="P87"><text:span text:style-name="Strong_20_Emphasis"><text:span text:style-name="T42">npm install</text:span></text:span></text:p>
        </text:list-item>
      </text:list>
      <text:p text:style-name="P26"><text:span text:style-name="Strong_20_Emphasis"><text:span text:style-name="T36">4. Run the application giving following command</text:span></text:span></text:p>
      <text:list xml:id="list4971845060913830627" text:style-name="L24">
        <text:list-item>
          <text:p text:style-name="P88"><text:span text:style-name="Strong_20_Emphasis"><text:span text:style-name="T42">node</text:span></text:span><text:span text:style-name="Strong_20_Emphasis"><text:span text:style-name="T44"> </text:span></text:span><text:span text:style-name="Strong_20_Emphasis"><text:span text:style-name="T42">app.js</text:span></text:span></text:p>
        </text:list-item>
      </text:list>
      <text:p text:style-name="P28"><text:span text:style-name="Strong_20_Emphasis"><text:span text:style-name="T37">5. You can stop the server by pression ‘Ctrl+C’</text:span></text:span></text:p>
      <text:p text:style-name="P26"><text:span text:style-name="Strong_20_Emphasis"><text:span text:style-name="T45"/></text:span></text:p>
      <text:p text:style-name="P30"><text:span text:style-name="Strong_20_Emphasis"><text:span text:style-name="T51">Step</text:span></text:span><text:span text:style-name="Strong_20_Emphasis"><text:span text:style-name="T52">3</text:span></text:span><text:span text:style-name="Strong_20_Emphasis"><text:span text:style-name="T51">: Run the </text:span></text:span><text:span text:style-name="Strong_20_Emphasis"><text:span text:style-name="T52">angular application</text:span></text:span></text:p>
      <text:p text:style-name="P41"><text:span text:style-name="Strong_20_Emphasis"><text:span text:style-name="T9">1. Open <text:s/></text:span></text:span><text:span text:style-name="Strong_20_Emphasis"><text:span text:style-name="T10">another window in </text:span></text:span><text:span text:style-name="Strong_20_Emphasis"><text:span text:style-name="T9">VS Code application</text:span></text:span></text:p>
      <text:list xml:id="list8826109004561447409" text:style-name="L25">
        <text:list-item>
          <text:p text:style-name="P91"><text:span text:style-name="Strong_20_Emphasis"><text:span text:style-name="T38">Click on “File” option from menu bar</text:span></text:span></text:p>
        </text:list-item>
        <text:list-item>
          <text:p text:style-name="P91"><text:span text:style-name="Strong_20_Emphasis"><text:span text:style-name="T38">Click on “New window”</text:span></text:span></text:p>
        </text:list-item>
      </text:list>
      <text:p text:style-name="P41"><text:span text:style-name="Strong_20_Emphasis"><text:span text:style-name="T11">Note: </text:span></text:span><text:span text:style-name="Strong_20_Emphasis"><text:span text:style-name="T12">Link for </text:span></text:span><text:span text:style-name="Strong_20_Emphasis"><text:span text:style-name="T11">VS Code application </text:span></text:span><text:span text:style-name="Strong_20_Emphasis"><text:span text:style-name="T12">installation </text:span></text:span><text:span text:style-name="Strong_20_Emphasis"><text:span text:style-name="T11">on ubuntu: </text:span></text:span><text:a xlink:type="simple" xlink:href="https://code.visualstudio.com/docs/setup/linux" text:style-name="Internet_20_link" text:visited-style-name="Visited_20_Internet_20_Link"><text:span text:style-name="Strong_20_Emphasis"><text:span text:style-name="T46">https://code.visualstudio.com/docs/setup/linux</text:span></text:span></text:a></text:p>
      <text:p text:style-name="P27"><text:span text:style-name="Strong_20_Emphasis"><text:span text:style-name="T36">2. Open the </text:span></text:span><text:span text:style-name="Strong_20_Emphasis"><text:span text:style-name="T39">Dicom_Frontend folder</text:span></text:span></text:p>
      <text:list xml:id="list211808873018877" text:continue-list="list3105275423415222917" text:style-name="L22">
        <text:list-item>
          <text:p text:style-name="P85"><text:span text:style-name="Strong_20_Emphasis"><text:span text:style-name="T36">Click on “File” option from menu </text:span></text:span><text:span text:style-name="Strong_20_Emphasis"><text:span text:style-name="T37">bar.</text:span></text:span></text:p>
        </text:list-item>
        <text:list-item>
          <text:p text:style-name="P85"><text:span text:style-name="Strong_20_Emphasis"><text:span text:style-name="T36">Click on “</text:span></text:span><text:span text:style-name="Strong_20_Emphasis"><text:span text:style-name="T37">O</text:span></text:span><text:span text:style-name="Strong_20_Emphasis"><text:span text:style-name="T36">pen folder”.</text:span></text:span></text:p>
        </text:list-item>
        <text:list-item>
          <text:p text:style-name="P86"><text:span text:style-name="Strong_20_Emphasis"><text:span text:style-name="T36">Browse </text:span></text:span><text:span text:style-name="Strong_20_Emphasis"><text:span text:style-name="T37">and open </text:span></text:span><text:span text:style-name="Strong_20_Emphasis"><text:span text:style-name="T39">Dicom_Frontend folder</text:span></text:span></text:p>
        </text:list-item>
      </text:list>
      <text:p text:style-name="P27"><text:span text:style-name="Strong_20_Emphasis"><text:span text:style-name="T36">3. Open </text:span></text:span><text:span text:style-name="Strong_20_Emphasis"><text:span text:style-name="T37">t</text:span></text:span><text:span text:style-name="Strong_20_Emphasis"><text:span text:style-name="T36">erminal by clicking on “Terminal “op</text:span></text:span><text:span text:style-name="Strong_20_Emphasis"><text:span text:style-name="T37">ti</text:span></text:span><text:span text:style-name="Strong_20_Emphasis"><text:span text:style-name="T36">on in menu bar</text:span></text:span></text:p>
      <text:p text:style-name="P27"><text:span text:style-name="Strong_20_Emphasis"><text:span text:style-name="T36">4. Install node modules</text:span></text:span></text:p>
      <text:p text:style-name="P27"><text:span text:style-name="Strong_20_Emphasis"><text:span text:style-name="T36">Give the following command to install all the packages and libraries neede</text:span></text:span><text:span text:style-name="Strong_20_Emphasis"><text:span text:style-name="T37">d</text:span></text:span><text:span text:style-name="Strong_20_Emphasis"><text:span text:style-name="T36"> for the project. This creates a folder node_modules in the project directory.</text:span></text:span></text:p>
      <text:list xml:id="list8131537203678710107" text:style-name="L26">
        <text:list-item>
          <text:p text:style-name="P89"><text:span text:style-name="Strong_20_Emphasis"><text:span text:style-name="T42">npm install</text:span></text:span></text:p>
        </text:list-item>
      </text:list>
      <text:p text:style-name="P29"><text:span text:style-name="Strong_20_Emphasis"><text:span text:style-name="T41">5. Run the application giving the command</text:span></text:span></text:p>
      <text:list xml:id="list1518439139965246014" text:style-name="L27">
        <text:list-item>
          <text:p text:style-name="P90"><text:span text:style-name="Strong_20_Emphasis"><text:span text:style-name="T43">ng serve –o</text:span></text:span></text:p>
        </text:list-item>
      </text:list>
      <text:p text:style-name="P29"><text:span text:style-name="Strong_20_Emphasis"><text:span text:style-name="T41">This opens a new browser window where your application will be running.</text:span></text:span></text:p>
      <text:p text:style-name="P11"><text:soft-page-break/></text:p>
      <text:p text:style-name="P19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3:00:23.703611734</meta:creation-date>
    <dc:date>2020-08-13T21:14:40.307255380</dc:date>
    <meta:editing-duration>PT17H27M42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7" meta:paragraph-count="110" meta:word-count="801" meta:character-count="5221" meta:non-whitespace-character-count="4548"/>
  </office:meta>
</office:document-meta>
</file>